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75cm" fo:min-width="2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75cm" fo:min-width="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1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1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2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4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7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28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29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209cm" style:use-optimal-column-width="false"/>
    </style:style>
    <style:style style:name="co2" style:family="table-column">
      <style:table-column-properties style:column-width="4.696cm" style:use-optimal-column-width="false"/>
    </style:style>
    <style:style style:name="co3" style:family="table-column">
      <style:table-column-properties style:column-width="3.296cm" style:use-optimal-column-width="false"/>
    </style:style>
    <style:style style:name="co4" style:family="table-column">
      <style:table-column-properties style:column-width="3.482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ce1" style:family="table-cell">
      <style:paragraph-properties fo:margin-top="0cm" fo:margin-bottom="0.7cm"/>
      <style:text-properties fo:font-size="16pt" style:font-size-asian="16pt" style:font-size-complex="16pt"/>
    </style:style>
    <style:style style:name="ce2" style:family="table-cell">
      <style:paragraph-properties fo:margin-top="0cm" fo:margin-bottom="0.7cm"/>
      <style:text-properties fo:font-size="12pt" style:font-size-asian="12pt" style:font-size-complex="12pt"/>
    </style:style>
    <style:style style:name="ce3" style:family="table-cell">
      <style:paragraph-properties fo:margin-top="0cm" fo:margin-bottom="0.7cm"/>
    </style:style>
    <style:style style:name="ce4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5" style:family="table-cell">
      <style:text-properties style:font-name="Nimbus Sans" fo:font-size="16pt" style:font-name-asian="DejaVu Sans Mono1" style:font-size-asian="16pt" style:font-size-complex="16pt"/>
    </style:style>
    <style:style style:name="ce6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6pt" style:font-size-asian="16pt" style:font-size-complex="16pt"/>
    </style:style>
    <style:style style:name="P17" style:family="paragraph">
      <style:paragraph-properties fo:margin-top="0cm" fo:margin-bottom="0.7cm"/>
      <style:text-properties fo:font-size="12pt" style:font-size-asian="12pt" style:font-size-complex="12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gradient" draw:fill-color="#808080" draw:fill-gradient-name="Gradient_20_3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729fcf"/>
      <style:paragraph-properties fo:text-align="center"/>
    </style:style>
    <style:style style:name="P25" style:family="paragraph">
      <loext:graphic-properties draw:fill="solid" draw:fill-color="#2a6099" draw:opacity="50%"/>
      <style:paragraph-properties fo:text-align="center" style:writing-mode="lr-tb"/>
    </style:style>
    <style:style style:name="P26" style:family="paragraph">
      <loext:graphic-properties draw:fill="solid" draw:fill-color="#ff972f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30" style:family="paragraph">
      <style:text-properties style:font-name="Nimbus Sans" fo:font-size="16pt" style:font-name-asian="DejaVu Sans Mono1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32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3" style:family="paragraph">
      <style:text-properties fo:font-size="32pt"/>
    </style:style>
    <style:style style:name="P34" style:family="paragraph">
      <loext:graphic-properties draw:fill-color="#ffffff"/>
      <style:paragraph-properties style:writing-mode="lr-tb"/>
      <style:text-properties fo:font-size="32pt"/>
    </style:style>
    <style:style style:name="P35" style:family="paragraph">
      <loext:graphic-properties draw:fill-color="#ffffff"/>
      <style:paragraph-properties style:writing-mode="lr-tb"/>
      <style:text-properties style:font-size-asian="20pt"/>
    </style:style>
    <style:style style:name="P36" style:family="paragraph">
      <style:paragraph-properties fo:text-align="center" style:writing-mode="lr-tb"/>
      <style:text-properties fo:font-size="18pt"/>
    </style:style>
    <style:style style:name="P37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style:text-properties fo:font-size="15pt"/>
    </style:style>
    <style:style style:name="P41" style:family="paragraph">
      <style:text-properties fo:font-size="14pt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4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style:font-name="Nimbus Sans" fo:font-size="16pt" style:font-name-asian="DejaVu Sans Mono1" style:font-size-asian="16pt" style:font-size-complex="16pt"/>
    </style:style>
    <style:style style:name="T8" style:family="text">
      <style:text-properties style:font-name="Nimbus Sans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</text:span><text:span text:style-name="T1">COM 5: </text:span><text:span text:style-name="T1">Receive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</text:span><text:span text:style-name="T1"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257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Dev ID</text:p>
              </table:table-cell>
              <table:table-cell>
                <text:p text:style-name="P16">Meta data</text:p>
              </table:table-cell>
              <table:table-cell>
                <text:p text:style-name="P16">Operation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Dev A</text:p>
              </table:table-cell>
              <table:table-cell table:style-name="ce2">
                <text:p text:style-name="P17">COM5:115200,N,8,1</text:p>
              </table:table-cell>
              <table:table-cell>
                <text:p text:style-name="P16">Connected</text:p>
              </table:table-cell>
              <table:table-cell/>
              <table:table-cell table:style-name="ce3"/>
            </table:table-row>
            <table:table-row table:style-name="ro3" table:default-cell-style-name="ce1">
              <table:table-cell>
                <text:p text:style-name="P16">Dev B</text:p>
              </table:table-cell>
              <table:table-cell table:style-name="ce2">
                <text:p text:style-name="P17">COM6:115200,N,8,1</text:p>
              </table:table-cell>
              <table:table-cell>
                <text:p text:style-name="P16">Flashing</text:p>
              </table:table-cell>
              <table:table-cell/>
              <table:table-cell table:style-name="ce3"/>
            </table:table-row>
            <table:table-row table:style-name="ro4" table:default-cell-style-name="ce1">
              <table:table-cell>
                <text:p text:style-name="P18">…..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0" draw:layer="layout" svg:width="2.5cm" svg:height="1cm" svg:x="13.5cm" svg:y="5cm">
          <text:p text:style-name="P19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.5cm" svg:height="1cm" svg:x="13.5cm" svg:y="6.117cm">
          <text:p text:style-name="P3"><text:span text:style-name="T4">S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1cm" svg:x="17cm" svg:y="5cm">
          <text:p text:style-name="P3">0%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1cm" svg:x="16.999cm" svg:y="6cm">
          <text:p text:style-name="P3">80%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6cm" svg:height="1cm" svg:x="16.999cm" svg:y="6cm">
          <text:p text:style-name="P3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2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10.145cm">
          <text:p text:style-name="P13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3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4" draw:text-style-name="P25" draw:layer="layout" svg:width="5cm" svg:height="1cm" svg:x="7.5cm" svg:y="3.1cm">
          <text:p text:style-name="P11">Profil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1.673cm" svg:x="3cm" svg:y="3.038cm">
          <draw:text-box>
            <text:p>Devices Discovery</text:p>
          </draw:text-box>
        </draw:frame>
        <draw:custom-shape draw:style-name="gr2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cm" svg:y="10.5cm">
          <draw:text-box>
            <text:p>Messages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</text:span><text:span text:style-name="T1">16:28 <text:s text:c="2"/></text:span><text:span text:style-name="T1">Start </text:span><text:span text:style-name="T1">downloadi</text:span><text:span text:style-name="T1">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</text:span><text:span text:style-name="T1">16:29 <text:s text:c="2"/></text:span><text:span text:style-name="T1">Finish </text:span><text:span text:style-name="T1">downloadi</text:span><text:span text:style-name="T1">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</text:span><text:span text:style-name="T1">16:30 <text:s text:c="2"/></text:span><text:span text:style-name="T1">Flashing...</text:span></text:p>
          </draw:text-box>
        </draw:frame>
        <draw:frame draw:style-name="gr3" draw:text-style-name="P6" draw:layer="layout" svg:width="3.5cm" svg:height="0.962cm" svg:x="3cm" svg:y="4.538cm">
          <draw:text-box>
            <text:p>Progress :</text:p>
          </draw:text-box>
        </draw:frame>
        <draw:frame draw:style-name="gr3" draw:text-style-name="P6" draw:layer="layout" svg:width="4cm" svg:height="0.962cm" svg:x="3cm" svg:y="8.977cm">
          <draw:text-box>
            <text:p>Result</text:p>
          </draw:text-box>
        </draw:frame>
        <draw:custom-shape draw:style-name="gr26" draw:text-style-name="P11" draw:layer="layout" svg:width="5cm" svg:height="1cm" svg:x="7.5cm" svg:y="8.977cm">
          <text:p text:style-name="P11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cm" svg:height="1cm" svg:x="14.31cm" svg:y="9cm">
          <text:p text:style-name="P11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</text:span><text:span text:style-name="T2">1: </text:span><text:span text:style-name="T2">VComm3, </text:span><text:span text:style-name="T2">115200, N, </text:span><text:span text:style-name="T2">8, 1 </text:span></text:p>
          </draw:text-box>
        </draw:frame>
        <draw:custom-shape draw:style-name="gr27" draw:text-style-name="P14" draw:layer="layout" svg:width="8cm" svg:height="1cm" svg:x="4.5cm" svg:y="7.977cm">
          <text:p text:style-name="P13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12cm" svg:height="1cm" svg:x="13cm" svg:y="1cm">
          <text:p text:style-name="P13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5cm" svg:height="1cm" svg:x="7.5cm" svg:y="13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13.5cm" svg:y="13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6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15.046cm" svg:height="1cm" svg:x="7.454cm" svg:y="5cm">
          <text:p text:style-name="P11">66/100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3.5cm" svg:height="1.173cm" svg:x="3cm" svg:y="5.5cm">
          <draw:text-box>
            <text:p>Total</text:p>
          </draw:text-box>
        </draw:frame>
        <draw:custom-shape draw:style-name="gr11" draw:text-style-name="P14" draw:layer="layout" svg:width="13.5cm" svg:height="1cm" svg:x="1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3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4">
              <table:table-cell>
                <text:p text:style-name="P28"><text:span text:style-name="T7">Field</text:span></text:p>
              </table:table-cell>
              <table:table-cell>
                <text:p text:style-name="P29"><text:span text:style-name="T7">Value</text:span></text:p>
              </table:table-cell>
            </table:table-row>
            <table:table-row table:style-name="ro5" table:default-cell-style-name="ce4">
              <table:table-cell>
                <text:p text:style-name="P29"><text:span text:style-name="T7">Mac Addr.</text:span></text:p>
              </table:table-cell>
              <table:table-cell>
                <text:p text:style-name="P29"><text:span text:style-name="T7">3C:52:67:12:E3:46</text:span></text:p>
              </table:table-cell>
            </table:table-row>
            <table:table-row table:style-name="ro5" table:default-cell-style-name="ce5">
              <table:table-cell>
                <text:p text:style-name="P30"><text:span text:style-name="T8">Mac Auto Inc.</text:span></text:p>
              </table:table-cell>
              <table:table-cell>
                <text:p text:style-name="P30"><text:span text:style-name="T7">Y</text:span></text:p>
              </table:table-cell>
            </table:table-row>
            <table:table-row table:style-name="ro5" table:default-cell-style-name="ce5">
              <table:table-cell>
                <text:p text:style-name="P30"><text:span text:style-name="T8">Batch Size</text:span></text:p>
              </table:table-cell>
              <table:table-cell>
                <text:p text:style-name="P30"><text:span text:style-name="T7">100</text:span></text:p>
              </table:table-cell>
            </table:table-row>
            <table:table-row table:style-name="ro5">
              <table:table-cell table:style-name="ce4">
                <text:p text:style-name="P29"><text:span text:style-name="T7">CMD</text:span></text:p>
              </table:table-cell>
              <table:table-cell table:style-name="ce6">
                <text:p text:style-name="P31"><text:span text:style-name="T7">0xF933AAC0 </text:span></text:p>
              </table:table-cell>
            </table:table-row>
            <table:table-row table:style-name="ro5" table:default-cell-style-name="ce4">
              <table:table-cell>
                <text:p text:style-name="P29"><text:span text:style-name="T7">Row Data Bytes</text:span></text:p>
              </table:table-cell>
              <table:table-cell>
                <text:p text:style-name="P29"><text:span text:style-name="T7">32</text:span></text:p>
              </table:table-cell>
            </table:table-row>
            <table:table-row table:style-name="ro5" table:default-cell-style-name="ce4">
              <table:table-cell>
                <text:p text:style-name="P29"><text:span text:style-name="T7">Row Data Source</text:span></text:p>
              </table:table-cell>
              <table:table-cell>
                <text:p text:style-name="P29"><text:span text:style-name="T7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1" draw:text-style-name="P32" draw:layer="layout" svg:width="10.897cm" svg:height="1.009cm" svg:x="3.603cm" svg:y="2.991cm">
          <draw:text-box>
            <text:p><text:span text:style-name="T9"> </text:span><text:span text:style-name="T9">Profile </text:span><text:span text:style-name="T9">contents</text:span><text:span text:style-name="T9">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4" draw:layer="layout" svg:width="25.199cm" svg:height="9.134cm" svg:x="1.4cm" svg:y="3.685cm" presentation:class="subtitle">
          <draw:text-box>
            <text:p text:style-name="P33">文件結束</text:p>
            <text:p text:style-name="P33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3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4" draw:text-style-name="P37" draw:layer="layout" svg:width="5cm" svg:height="1cm" svg:x="7.5cm" svg:y="3.1cm">
          <text:p text:style-name="P36">Profile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3.038cm">
          <draw:text-box>
            <text:p text:style-name="P38">Device</text:p>
          </draw:text-box>
        </draw:frame>
        <draw:custom-shape draw:style-name="gr2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10.5cm">
          <draw:text-box>
            <text:p text:style-name="P38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0"><text:span text:style-name="T1">12/06 </text:span><text:span text:style-name="T1">16:28 <text:s text:c="2"/></text:span><text:span text:style-name="T1">Start </text:span><text:span text:style-name="T1">downloadi</text:span><text:span text:style-name="T1">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0"><text:span text:style-name="T1">12/06 </text:span><text:span text:style-name="T1">16:29 <text:s text:c="2"/></text:span><text:span text:style-name="T1">Finish </text:span><text:span text:style-name="T1">downloadi</text:span><text:span text:style-name="T1">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0"><text:span text:style-name="T1">12/06 </text:span><text:span text:style-name="T1">16:30 <text:s text:c="2"/></text:span><text:span text:style-name="T1">Flashing...</text:span></text:p>
          </draw:text-box>
        </draw:frame>
        <draw:frame draw:style-name="gr3" draw:text-style-name="P39" draw:layer="layout" svg:width="3.5cm" svg:height="0.962cm" svg:x="3cm" svg:y="4.538cm">
          <draw:text-box>
            <text:p text:style-name="P38">Progress :</text:p>
          </draw:text-box>
        </draw:frame>
        <draw:frame draw:style-name="gr3" draw:text-style-name="P39" draw:layer="layout" svg:width="4cm" svg:height="0.962cm" svg:x="3cm" svg:y="8.977cm">
          <draw:text-box>
            <text:p text:style-name="P38">Result</text:p>
          </draw:text-box>
        </draw:frame>
        <draw:custom-shape draw:style-name="gr26" draw:text-style-name="P36" draw:layer="layout" svg:width="5cm" svg:height="1cm" svg:x="7.5cm" svg:y="8.977cm">
          <text:p text:style-name="P36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5cm" svg:height="1cm" svg:x="14.31cm" svg:y="9cm">
          <text:p text:style-name="P36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1"><text:span text:style-name="T2">Flash Dev </text:span><text:span text:style-name="T2">1: </text:span><text:span text:style-name="T2">VComm3, </text:span><text:span text:style-name="T2">115200, N, </text:span><text:span text:style-name="T2">8, 1 </text:span></text:p>
          </draw:text-box>
        </draw:frame>
        <draw:custom-shape draw:style-name="gr27" draw:text-style-name="P43" draw:layer="layout" svg:width="8cm" svg:height="1cm" svg:x="4.5cm" svg:y="7.977cm">
          <text:p text:style-name="P42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3" draw:layer="layout" svg:width="12cm" svg:height="1cm" svg:x="13cm" svg:y="1cm">
          <text:p text:style-name="P42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4" draw:layer="layout" svg:width="5cm" svg:height="1cm" svg:x="7.5cm" svg:y="13.5cm">
          <text:p text:style-name="P36">Save</text:p>
          <draw:enhanced-geometry svg:viewBox="0 0 21600 21600" draw:type="rectangle" draw:enhanced-path="M 0 0 L 21600 0 21600 21600 0 21600 0 0 Z N"/>
        </draw:custom-shape>
        <draw:custom-shape draw:style-name="gr10" draw:text-style-name="P43" draw:layer="layout" svg:width="12cm" svg:height="1cm" svg:x="13.5cm" svg:y="13.5cm">
          <text:p text:style-name="P42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6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5" draw:layer="layout" svg:width="15.046cm" svg:height="1cm" svg:x="7.454cm" svg:y="5cm">
          <text:p text:style-name="P36">66/100</text:p>
          <draw:enhanced-geometry svg:viewBox="0 0 21600 21600" draw:type="rectangle" draw:enhanced-path="M 0 0 L 21600 0 21600 21600 0 21600 0 0 Z N"/>
        </draw:custom-shape>
        <draw:frame draw:style-name="gr30" draw:text-style-name="P39" draw:layer="layout" svg:width="3.5cm" svg:height="1.173cm" svg:x="3cm" svg:y="5.5cm">
          <draw:text-box>
            <text:p text:style-name="P38">Total</text:p>
          </draw:text-box>
        </draw:frame>
        <draw:custom-shape draw:style-name="gr11" draw:text-style-name="P47" draw:layer="layout" svg:width="13.5cm" svg:height="1cm" svg:x="1cm" svg:y="0cm">
          <text:p text:style-name="P4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0" draw:display-name="Gradient 10" draw:style="linear" draw:start-color="#dde8cb" draw:end-color="#b47804" draw:start-intensity="100%" draw:end-intensity="100%" draw:angle="30deg" draw:border="0%"/>
    <draw:gradient draw:name="Gradient_20_11" draw:display-name="Gradient 11" draw:style="linear" draw:start-color="#cccccc" draw:end-color="#b47804" draw:start-intensity="100%" draw:end-intensity="100%" draw:angle="30deg" draw:border="0%"/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4" draw:display-name="Gradient 4" draw:style="linear" draw:start-color="#dde8cb" draw:end-color="#158466" draw:start-intensity="100%" draw:end-intensity="100%" draw:angle="30deg" draw:border="0%"/>
    <draw:gradient draw:name="Gradient_20_6" draw:display-name="Gradient 6" draw:style="linear" draw:start-color="#ec9ba4" draw:end-color="#ff0000" draw:start-intensity="100%" draw:end-intensity="100%" draw:angle="30deg" draw:border="0%"/>
    <draw:gradient draw:name="Gradient_20_7" draw:display-name="Gradient 7" draw:style="linear" draw:start-color="#5b277d" draw:end-color="#ff0000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Gradient_20_9" draw:display-name="Gradient 9" draw:style="linear" draw:start-color="#dde8cb" draw:end-color="#472702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6:41:42.588305618</dc:date>
    <meta:editing-duration>PT4H21M51S</meta:editing-duration>
    <meta:editing-cycles>43</meta:editing-cycles>
    <meta:generator>LibreOffice/7.4.7.2$Linux_X86_64 LibreOffice_project/40$Build-2</meta:generator>
    <meta:document-statistic meta:object-count="123"/>
  </office:meta>
</office:document-meta>
</file>